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6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8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9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</style:style>
    <style:style style:name="P10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2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5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tbázis trükkök</text:p>
      <text:p text:style-name="P1"/>
      <text:p text:style-name="P13">1.<text:tab/>Template adatbázis létrehozása</text:p>
      <text:p text:style-name="P3">Először létrehozunk egy normál adatbázist, majd utánna átváltoztatjuk</text:p>
      <text:p text:style-name="P3"/>
      <text:p text:style-name="P6"/>
      <text:p text:style-name="P10"><text:span text:style-name="T3">$</text:span> createdb template_postgis</text:p>
      <text:p text:style-name="P10"><text:span text:style-name="T3">$</text:span> psql template_postgis</text:p>
      <text:p text:style-name="P9"><text:span text:style-name="T1">#</text:span><text:span text:style-name="Source_20_Text"><text:span text:style-name="T2"> update pg_database set datistemplate=true where datname='template_postgis';</text:span></text:span></text:p>
      <text:p text:style-name="P13"/>
      <text:p text:style-name="P13">2.<text:tab/>Template adatbázist törlése</text:p>
      <text:p text:style-name="P3"/>
      <text:p text:style-name="P6"/>
      <text:p text:style-name="P10"><text:span text:style-name="T3">$</text:span> sudo su postgres -c psql</text:p>
      <text:p text:style-name="P10"/>
      <text:p text:style-name="P10"><text:span text:style-name="T3">postgres=#</text:span> UPDATE pg_database SET datistemplate='false' WHERE datname='template_postgis';</text:p>
      <text:p text:style-name="P10"><text:span text:style-name="T3">postgres=#</text:span> drop database "template_postgis";</text:p>
      <text:p text:style-name="P11"/>
      <text:p text:style-name="P4"/>
      <text:p text:style-name="P13">3.<text:tab/>Adatbázis létrehozása templétből</text:p>
      <text:p text:style-name="P3"/>
      <text:p text:style-name="P6"/>
      <text:p text:style-name="P10"><text:span text:style-name="T3">$</text:span> sudo su postgres</text:p>
      <text:p text:style-name="P10"><text:span text:style-name="T3">$</text:span> createdb --template template_postgis tdc</text:p>
      <text:p text:style-name="P11"/>
      <text:p text:style-name="P4"/>
      <text:p text:style-name="P13">4.<text:tab/>Tömbmező</text:p>
      <text:p text:style-name="P3"/>
      <text:p text:style-name="P6"/>
      <text:p text:style-name="P7">--Tábla létrehozása a tömb mezővel</text:p>
      <text:p text:style-name="P10">CREATE TABLE “test” (“column1” int[]);</text:p>
      <text:p text:style-name="P10"/>
      <text:p text:style-name="P10">--Index készítése a kereshetőség érdekében</text:p>
      <text:p text:style-name="P12"><text:span text:style-name="T4">CREATE INDEX idx_test ON “test” USING </text:span><text:span text:style-name="T5">GIN</text:span><text:span text:style-name="T4"> (“column1”);</text:span></text:p>
      <text:p text:style-name="P10"/>
      <text:p text:style-name="P10">--Index használat kikényszerítése ha kevés rekord van</text:p>
      <text:p text:style-name="P10">SET enable_seqscan TO off;</text:p>
      <text:p text:style-name="P10"/>
      <text:p text:style-name="P10">--Példa a keresésre a tömbben. 20-as értéket keressük (az első tartalmazza a masodikat)</text:p>
      <text:p text:style-name="P10">SELECT * FROM “test” WHERE “column1” @&gt; ARRAY[20];</text:p>
      <text:p text:style-name="P10"/>
      <text:p text:style-name="P10">--Példa a keresésre a tömbben. Kkeressük hogy a tomb tartalmaz-e 20-at (az elsőt tartalmazza a masodik)</text:p>
      <text:p text:style-name="P10">SELECT * FROM “test” WHERE ARRAY[20] &lt;@ “column1”;</text:p>
      <text:p text:style-name="P10"/>
      <text:p text:style-name="P10"/>
      <text:p text:style-name="P13"/>
      <text:p text:style-name="P13">5.<text:tab/>Geometry mező</text:p>
      <text:p text:style-name="P3"/>
      <text:p text:style-name="P7"/>
      <text:p text:style-name="P7">--test tábla létrehozása</text:p>
      <text:p text:style-name="P7">CREATE TABLE test (id int4 );</text:p>
      <text:p text:style-name="P7"/>
      <text:p text:style-name="P7">--public schema-ban a test táblán létrehoz egy 2 dimenziós geom nevezető LINESTRING leírására alkalmas mezőt</text:p>
      <text:p text:style-name="P10">SELECT AddGeometryColumn('public', 'test', 'geom', -1 'LINESTRING', 2 );</text:p>
      <text:p text:style-name="P10"/>
      <text:p text:style-name="P10">--elhelyez egy vonal objektumot</text:p>
      <text:p text:style-name="P10">INSERT INTO <text:s/>test (id, geom) VALUES (1, GeomFromText('LINESTRING(2 3, 4 5, 6 7)', -1));</text:p>
      <text:p text:style-name="P10"/>
      <text:p text:style-name="P10">--geometry típusú mező törlése</text:p>
      <text:p text:style-name="P10">SELECT DropGeometryColumn( 'public', 'test', 'geom');</text:p>
      <text:p text:style-name="P10"/>
      <text:p text:style-name="P13"/>
      <text:p text:style-name="P13">6.<text:tab/>Tábla átmozgatása egy másik schema-ba</text:p>
      <text:p text:style-name="P3"/>
      <text:p text:style-name="P7"/>
      <text:p text:style-name="P8">--test tábla átmozgatása az origchema schema-ból a newschema schama-ba</text:p>
      <text:p text:style-name="P8">ALTER TABLE origschema.test SET SCHEMA newschema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" style:font-name-complex="Lohit Hind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0-24T17:04:44</dc:date>
    <meta:editing-duration>PT20H52M39S</meta:editing-duration>
    <meta:editing-cycles>80</meta:editing-cycles>
    <meta:generator>LibreOffice/3.5$Linux_x86 LibreOffice_project/350m1$Build-2</meta:generator>
    <meta:document-statistic meta:table-count="0" meta:image-count="0" meta:object-count="0" meta:page-count="1" meta:paragraph-count="36" meta:word-count="236" meta:character-count="1686" meta:non-whitespace-character-count="1496"/>
  </office:meta>
</office:document-meta>
</file>